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ncipal Arterial - Interst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rincipal Arterial - Oth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Minor Arteri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Major Collect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Minor Collec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ncipal Arterial - Intersta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rincipal Arterial - Other Freeways or Expressway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Other Principal Arteri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Minor Arteri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Collect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Lo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9:16.712853851</meta:creation-date>
    <dc:date>2021-02-01T14:42:27.661894300</dc:date>
    <meta:editing-duration>PT3M11S</meta:editing-duration>
    <meta:editing-cycles>1</meta:editing-cycles>
    <meta:document-statistic meta:table-count="1" meta:cell-count="39" meta:object-count="0"/>
    <meta:generator>LibreOffice/6.4.6.2$Linux_X86_64 LibreOffice_project/40$Build-2</meta:generator>
  </office:meta>
</office:document-meta>
</file>